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solid" draw:fill-color="#cdcdfb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eff494" draw:textarea-vertical-align="middle"/>
    </style:style>
    <style:style style:name="gr6" style:family="graphic" style:parent-style-name="standard">
      <style:graphic-properties draw:fill="solid" draw:fill-color="#a9e2a9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2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2" xml:id="id4" draw:id="id4" draw:layer="layout" svg:width="3.81cm" svg:height="0.952cm" svg:x="17.145cm" svg:y="9.843cm">
          <text:p text:style-name="P1"><text:span text:style-name="T1">exchanges/</text:span></text:p>
        </draw:rect>
        <draw:rect draw:style-name="gr1" draw:text-style-name="P2" draw:layer="layout" svg:width="3.81cm" svg:height="0.952cm" svg:x="17.145cm" svg:y="7.303cm">
          <text:p text:style-name="P1"><text:span text:style-name="T1">action</text:span></text:p>
        </draw:rect>
        <draw:rect draw:style-name="gr1" draw:text-style-name="P2" xml:id="id1" draw:id="id1" draw:layer="layout" svg:width="3.81cm" svg:height="0.952cm" svg:x="0.952cm" svg:y="8.255cm">
          <text:p text:style-name="P1"><text:span text:style-name="T1">classes/</text:span></text:p>
        </draw:rect>
        <draw:rect draw:style-name="gr1" draw:text-style-name="P2" xml:id="id6" draw:id="id6" draw:layer="layout" svg:width="3.81cm" svg:height="0.952cm" svg:x="17.145cm" svg:y="13.653cm">
          <text:p text:style-name="P1"><text:span text:style-name="T1">slides/</text:span></text:p>
        </draw:rect>
        <draw:rect draw:style-name="gr1" draw:text-style-name="P2" draw:layer="layout" svg:width="3.81cm" svg:height="0.952cm" svg:x="17.145cm" svg:y="11.113cm">
          <text:p text:style-name="P1"><text:span text:style-name="T1">grapher</text:span></text:p>
        </draw:rect>
        <draw:rect draw:style-name="gr1" draw:text-style-name="P2" draw:layer="layout" svg:width="3.81cm" svg:height="0.952cm" svg:x="17.145cm" svg:y="12.383cm">
          <text:p text:style-name="P1"><text:span text:style-name="T1">junior</text:span></text:p>
        </draw:rect>
        <draw:rect draw:style-name="gr1" draw:text-style-name="P2" xml:id="id7" draw:id="id7" draw:layer="layout" svg:width="3.81cm" svg:height="0.952cm" svg:x="23.178cm" svg:y="11.747cm">
          <text:p text:style-name="P1"><text:span text:style-name="T1">accounts</text:span></text:p>
        </draw:rect>
        <draw:rect draw:style-name="gr2" draw:text-style-name="P2" draw:layer="layout" svg:width="3.81cm" svg:height="0.952cm" svg:x="0.635cm" svg:y="0.953cm">
          <text:p text:style-name="P1"><text:span text:style-name="T1">stout</text:span></text:p>
        </draw:rect>
        <draw:rect draw:style-name="gr1" draw:text-style-name="P2" draw:layer="layout" svg:width="3.81cm" svg:height="0.952cm" svg:x="17.145cm" svg:y="16.193cm">
          <text:p text:style-name="P1"><text:span text:style-name="T1">worker</text:span></text:p>
        </draw:rect>
        <draw:rect draw:style-name="gr2" draw:text-style-name="P2" xml:id="id3" draw:id="id3" draw:layer="layout" svg:width="3.81cm" svg:height="0.952cm" svg:x="6.985cm" svg:y="8.255cm">
          <text:p text:style-name="P1"><text:span text:style-name="T1">database</text:span></text:p>
        </draw:rect>
        <draw:rect draw:style-name="gr1" draw:text-style-name="P2" xml:id="id8" draw:id="id8" draw:layer="layout" svg:width="3.81cm" svg:height="0.952cm" svg:x="23.178cm" svg:y="13.017cm">
          <text:p text:style-name="P1"><text:span text:style-name="T1">character</text:span></text:p>
        </draw:rect>
        <draw:rect draw:style-name="gr2" draw:text-style-name="P2" xml:id="id2" draw:id="id2" draw:layer="layout" svg:width="3.81cm" svg:height="0.952cm" svg:x="6.985cm" svg:y="6.509cm">
          <text:p text:style-name="P1"><text:span text:style-name="T1">characterSheet</text:span></text:p>
        </draw:rect>
        <draw:connector draw:style-name="gr3" draw:text-style-name="P3" draw:layer="layout" svg:x1="4.762cm" svg:y1="8.731cm" svg:x2="6.985cm" svg:y2="6.985cm" draw:start-shape="id1" draw:start-glue-point="1" draw:end-shape="id2" draw:end-glue-point="3" svg:d="M4762 8731h1112v-1746h1111">
          <text:p/>
        </draw:connector>
        <draw:connector draw:style-name="gr3" draw:text-style-name="P3" draw:layer="layout" svg:x1="4.762cm" svg:y1="8.731cm" svg:x2="6.985cm" svg:y2="8.731cm" draw:start-shape="id1" draw:start-glue-point="1" draw:end-shape="id3" draw:end-glue-point="3" svg:d="M4762 8731h2223">
          <text:p/>
        </draw:connector>
        <draw:rect draw:style-name="gr1" draw:text-style-name="P2" xml:id="id5" draw:id="id5" draw:layer="layout" svg:width="3.81cm" svg:height="0.952cm" svg:x="23.178cm" svg:y="9.842cm">
          <text:p text:style-name="P1"><text:span text:style-name="T1">bter</text:span></text:p>
        </draw:rect>
        <draw:connector draw:style-name="gr3" draw:text-style-name="P3" draw:layer="layout" svg:x1="20.955cm" svg:y1="10.319cm" svg:x2="23.178cm" svg:y2="10.318cm" draw:start-shape="id4" draw:start-glue-point="1" draw:end-shape="id5" draw:end-glue-point="3" svg:d="M20955 10319h1112v-1h1111">
          <text:p/>
        </draw:connector>
        <draw:rect draw:style-name="gr1" draw:text-style-name="P2" xml:id="id9" draw:id="id9" draw:layer="layout" svg:width="3.81cm" svg:height="0.952cm" svg:x="23.178cm" svg:y="14.288cm">
          <text:p text:style-name="P1"><text:span text:style-name="T1">expense</text:span></text:p>
        </draw:rect>
        <draw:rect draw:style-name="gr1" draw:text-style-name="P2" xml:id="id10" draw:id="id10" draw:layer="layout" svg:width="3.81cm" svg:height="0.952cm" svg:x="23.178cm" svg:y="15.558cm">
          <text:p text:style-name="P1"><text:span text:style-name="T1">ledger</text:span></text:p>
        </draw:rect>
        <draw:rect draw:style-name="gr1" draw:text-style-name="P2" xml:id="id11" draw:id="id11" draw:layer="layout" svg:width="3.81cm" svg:height="0.952cm" svg:x="23.178cm" svg:y="16.828cm">
          <text:p text:style-name="P1"><text:span text:style-name="T1">stage</text:span></text:p>
        </draw:rect>
        <draw:rect draw:style-name="gr2" draw:text-style-name="P2" draw:layer="layout" svg:width="3.81cm" svg:height="0.952cm" svg:x="0.635cm" svg:y="2.54cm">
          <text:p text:style-name="P1"><text:span text:style-name="T1">trader</text:span></text:p>
        </draw:rect>
        <draw:rect draw:style-name="gr1" draw:text-style-name="P2" xml:id="id12" draw:id="id12" draw:layer="layout" svg:width="3.81cm" svg:height="0.952cm" svg:x="23.177cm" svg:y="18.098cm">
          <text:p text:style-name="P1"><text:span text:style-name="T1">worker</text:span></text:p>
        </draw:rect>
        <draw:connector draw:style-name="gr3" draw:text-style-name="P3" draw:layer="layout" svg:x1="20.955cm" svg:y1="14.129cm" svg:x2="23.178cm" svg:y2="12.223cm" draw:start-shape="id6" draw:start-glue-point="1" draw:end-shape="id7" draw:end-glue-point="3" svg:d="M20955 14129h1112v-1906h1111">
          <text:p/>
        </draw:connector>
        <draw:connector draw:style-name="gr3" draw:text-style-name="P3" draw:layer="layout" svg:x1="20.955cm" svg:y1="14.129cm" svg:x2="23.178cm" svg:y2="13.493cm" draw:start-shape="id6" draw:start-glue-point="1" draw:end-shape="id8" draw:end-glue-point="3" svg:d="M20955 14129h1112v-636h1111">
          <text:p/>
        </draw:connector>
        <draw:connector draw:style-name="gr3" draw:text-style-name="P3" draw:layer="layout" svg:x1="20.955cm" svg:y1="14.129cm" svg:x2="23.178cm" svg:y2="14.764cm" draw:start-shape="id6" draw:start-glue-point="1" draw:end-shape="id9" draw:end-glue-point="3" svg:d="M20955 14129h1112v635h1111">
          <text:p/>
        </draw:connector>
        <draw:connector draw:style-name="gr3" draw:text-style-name="P3" draw:layer="layout" svg:x1="20.955cm" svg:y1="14.129cm" svg:x2="23.178cm" svg:y2="16.034cm" draw:start-shape="id6" draw:start-glue-point="1" draw:end-shape="id10" draw:end-glue-point="3" svg:d="M20955 14129h1112v1905h1111">
          <text:p/>
        </draw:connector>
        <draw:connector draw:style-name="gr3" draw:text-style-name="P3" draw:layer="layout" svg:x1="20.955cm" svg:y1="14.129cm" svg:x2="23.178cm" svg:y2="17.304cm" draw:start-shape="id6" draw:start-glue-point="1" draw:end-shape="id11" draw:end-glue-point="3" svg:d="M20955 14129h1112v3175h1111">
          <text:p/>
        </draw:connector>
        <draw:connector draw:style-name="gr3" draw:text-style-name="P3" draw:layer="layout" svg:x1="20.955cm" svg:y1="14.129cm" svg:x2="23.177cm" svg:y2="18.574cm" draw:start-shape="id6" draw:start-glue-point="1" draw:end-shape="id12" draw:end-glue-point="3" svg:d="M20955 14129h1111v4445h1111">
          <text:p/>
        </draw:connecto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rect draw:style-name="gr1" draw:text-style-name="P2" xml:id="id13" draw:id="id13" draw:layer="layout" svg:width="1.905cm" svg:height="0.89cm" svg:x="22.225cm" svg:y="0.637cm">
          <text:p text:style-name="P1"><text:span text:style-name="T1">bit/</text:span></text:p>
        </draw:rect>
        <draw:rect draw:style-name="gr1" draw:text-style-name="P2" draw:layer="layout" svg:width="3.81cm" svg:height="0.952cm" svg:x="0.952cm" svg:y="0.952cm">
          <text:p text:style-name="P1"><text:span text:style-name="T1">claims</text:span></text:p>
        </draw:rect>
        <draw:rect draw:style-name="gr1" draw:text-style-name="P2" xml:id="id18" draw:id="id18" draw:layer="layout" svg:width="3.81cm" svg:height="0.89cm" svg:x="20.955cm" svg:y="8.053cm">
          <text:p text:style-name="P1"><text:span text:style-name="T1">classes/</text:span></text:p>
        </draw:rect>
        <draw:rect draw:style-name="gr1" draw:text-style-name="P2" draw:layer="layout" svg:width="3.81cm" svg:height="0.952cm" svg:x="0.952cm" svg:y="2.223cm">
          <text:p text:style-name="P1"><text:span text:style-name="T1">development</text:span></text:p>
        </draw:rect>
        <draw:rect draw:style-name="gr1" draw:text-style-name="P2" xml:id="id26" draw:id="id26" draw:layer="layout" svg:width="1.906cm" svg:height="0.89cm" svg:x="15.24cm" svg:y="0.93cm">
          <text:p text:style-name="P1"><text:span text:style-name="T1">dnd/</text:span></text:p>
        </draw:rect>
        <draw:rect draw:style-name="gr1" draw:text-style-name="P2" draw:layer="layout" svg:width="3.81cm" svg:height="0.952cm" svg:x="0.952cm" svg:y="3.493cm">
          <text:p text:style-name="P1"><text:span text:style-name="T1">exchange</text:span></text:p>
        </draw:rect>
        <draw:rect draw:style-name="gr1" draw:text-style-name="P2" draw:layer="layout" svg:width="3.81cm" svg:height="0.952cm" svg:x="0.952cm" svg:y="4.762cm">
          <text:p text:style-name="P1"><text:span text:style-name="T1">grapher</text:span></text:p>
        </draw:rect>
        <draw:rect draw:style-name="gr1" draw:text-style-name="P2" draw:layer="layout" svg:width="3.81cm" svg:height="0.952cm" svg:x="0.952cm" svg:y="6.033cm">
          <text:p text:style-name="P1"><text:span text:style-name="T1">home</text:span></text:p>
        </draw:rect>
        <draw:rect draw:style-name="gr1" draw:text-style-name="P2" xml:id="id30" draw:id="id30" draw:layer="layout" svg:width="3.81cm" svg:height="0.89cm" svg:x="6.985cm" svg:y="0.369cm">
          <text:p text:style-name="P1"><text:span text:style-name="T1">junior/</text:span></text:p>
        </draw:rect>
        <draw:rect draw:style-name="gr5" draw:text-style-name="P2" draw:layer="layout" svg:width="3.81cm" svg:height="0.952cm" svg:x="0.952cm" svg:y="7.303cm">
          <text:p text:style-name="P1"><text:span text:style-name="T1">landing</text:span></text:p>
        </draw:rect>
        <draw:rect draw:style-name="gr1" draw:text-style-name="P2" draw:layer="layout" svg:width="3.81cm" svg:height="0.952cm" svg:x="0.952cm" svg:y="8.572cm">
          <text:p text:style-name="P1"><text:span text:style-name="T1">myList</text:span></text:p>
        </draw:rect>
        <draw:rect draw:style-name="gr1" draw:text-style-name="P2" draw:layer="layout" svg:width="3.81cm" svg:height="0.952cm" svg:x="0.952cm" svg:y="9.843cm">
          <text:p text:style-name="P1"><text:span text:style-name="T1">production</text:span></text:p>
        </draw:rect>
        <draw:rect draw:style-name="gr1" draw:text-style-name="P2" draw:layer="layout" svg:width="3.81cm" svg:height="0.952cm" svg:x="0.952cm" svg:y="11.113cm">
          <text:p text:style-name="P1"><text:span text:style-name="T1">reports</text:span></text:p>
        </draw:rect>
        <draw:rect draw:style-name="gr1" draw:text-style-name="P2" xml:id="id38" draw:id="id38" draw:layer="layout" svg:width="2.541cm" svg:height="0.889cm" svg:x="16.51cm" svg:y="8.255cm">
          <text:p text:style-name="P1"><text:span text:style-name="T1">slides/</text:span></text:p>
        </draw:rect>
        <draw:rect draw:style-name="gr1" draw:text-style-name="P2" draw:layer="layout" svg:width="3.81cm" svg:height="0.952cm" svg:x="0.952cm" svg:y="12.382cm">
          <text:p text:style-name="P1"><text:span text:style-name="T1">slideTray</text:span></text:p>
        </draw:rect>
        <draw:rect draw:style-name="gr1" draw:text-style-name="P2" draw:layer="layout" svg:width="3.81cm" svg:height="0.952cm" svg:x="0.952cm" svg:y="13.652cm">
          <text:p text:style-name="P1"><text:span text:style-name="T1">worker</text:span></text:p>
        </draw:rect>
        <draw:rect draw:style-name="gr1" draw:text-style-name="P2" xml:id="id14" draw:id="id14" draw:layer="layout" svg:width="3.175cm" svg:height="0.891cm" svg:x="24.13cm" svg:y="2.415cm">
          <text:p text:style-name="P1"><text:span text:style-name="T1">bitBuy</text:span></text:p>
        </draw:rect>
        <draw:rect draw:style-name="gr1" draw:text-style-name="P2" xml:id="id15" draw:id="id15" draw:layer="layout" svg:width="3.175cm" svg:height="0.89cm" svg:x="24.13cm" svg:y="3.601cm">
          <text:p text:style-name="P1"><text:span text:style-name="T1">bitInventory</text:span></text:p>
        </draw:rect>
        <draw:rect draw:style-name="gr1" draw:text-style-name="P2" xml:id="id16" draw:id="id16" draw:layer="layout" svg:width="3.175cm" svg:height="0.89cm" svg:x="24.13cm" svg:y="4.79cm">
          <text:p text:style-name="P1"><text:span text:style-name="T1">bitMarket</text:span></text:p>
        </draw:rect>
        <draw:rect draw:style-name="gr1" draw:text-style-name="P2" xml:id="id17" draw:id="id17" draw:layer="layout" svg:width="3.175cm" svg:height="0.89cm" svg:x="24.13cm" svg:y="5.976cm">
          <text:p text:style-name="P1"><text:span text:style-name="T1">bitSales</text:span></text:p>
        </draw:rect>
        <draw:connector draw:style-name="gr3" draw:text-style-name="P3" draw:layer="layout" svg:x1="23.177cm" svg:y1="1.527cm" svg:x2="24.13cm" svg:y2="2.86cm" draw:start-shape="id13" draw:start-glue-point="2" draw:end-shape="id14" draw:end-glue-point="3" svg:d="M23177 1527v1333h953">
          <text:p/>
        </draw:connector>
        <draw:connector draw:style-name="gr3" draw:text-style-name="P3" draw:layer="layout" svg:x1="23.177cm" svg:y1="1.527cm" svg:x2="24.13cm" svg:y2="4.046cm" draw:start-shape="id13" draw:start-glue-point="2" draw:end-shape="id15" draw:end-glue-point="3" svg:d="M23177 1527v2519h953">
          <text:p/>
        </draw:connector>
        <draw:connector draw:style-name="gr3" draw:text-style-name="P3" draw:layer="layout" svg:x1="23.177cm" svg:y1="1.527cm" svg:x2="24.13cm" svg:y2="5.235cm" draw:start-shape="id13" draw:start-glue-point="2" draw:end-shape="id16" draw:end-glue-point="3" svg:d="M23177 1527v3708h953">
          <text:p/>
        </draw:connector>
        <draw:connector draw:style-name="gr3" draw:text-style-name="P3" draw:layer="layout" svg:x1="23.177cm" svg:y1="1.527cm" svg:x2="24.13cm" svg:y2="6.421cm" draw:start-shape="id13" draw:end-shape="id17" draw:end-glue-point="3" svg:d="M23177 1527v4894h953">
          <text:p/>
        </draw:connector>
        <draw:rect draw:style-name="gr1" draw:text-style-name="P2" xml:id="id19" draw:id="id19" draw:layer="layout" svg:width="3.81cm" svg:height="0.891cm" svg:x="23.495cm" svg:y="9.833cm">
          <text:p text:style-name="P1"><text:span text:style-name="T1">characterSheet</text:span></text:p>
        </draw:rect>
        <draw:rect draw:style-name="gr5" draw:text-style-name="P2" xml:id="id20" draw:id="id20" draw:layer="layout" svg:width="3.81cm" svg:height="0.89cm" svg:x="23.495cm" svg:y="11.022cm">
          <text:p text:style-name="P1"><text:span text:style-name="T1">charSheet</text:span></text:p>
        </draw:rect>
        <draw:rect draw:style-name="gr5" draw:text-style-name="P2" draw:layer="layout" svg:width="3.81cm" svg:height="0.891cm" svg:x="0.952cm" svg:y="15.24cm">
          <text:p text:style-name="P1"><text:span text:style-name="T1">trader</text:span></text:p>
        </draw:rect>
        <draw:rect draw:style-name="gr5" draw:text-style-name="P2" xml:id="id21" draw:id="id21" draw:layer="layout" svg:width="3.81cm" svg:height="0.889cm" svg:x="23.495cm" svg:y="12.382cm">
          <text:p text:style-name="P1"><text:span text:style-name="T1">jCharacter</text:span></text:p>
        </draw:rect>
        <draw:rect draw:style-name="gr5" draw:text-style-name="P2" xml:id="id22" draw:id="id22" draw:layer="layout" svg:width="3.81cm" svg:height="0.889cm" svg:x="23.495cm" svg:y="13.568cm">
          <text:p text:style-name="P1"><text:span text:style-name="T1">jform</text:span></text:p>
        </draw:rect>
        <draw:rect draw:style-name="gr5" draw:text-style-name="P2" xml:id="id23" draw:id="id23" draw:layer="layout" svg:width="3.81cm" svg:height="0.889cm" svg:x="23.495cm" svg:y="14.756cm">
          <text:p text:style-name="P1"><text:span text:style-name="T1">jtable</text:span></text:p>
        </draw:rect>
        <draw:rect draw:style-name="gr5" draw:text-style-name="P2" xml:id="id24" draw:id="id24" draw:layer="layout" svg:width="3.81cm" svg:height="0.889cm" svg:x="23.495cm" svg:y="15.942cm">
          <text:p text:style-name="P1"><text:span text:style-name="T1">localdb</text:span></text:p>
        </draw:rect>
        <draw:rect draw:style-name="gr5" draw:text-style-name="P2" xml:id="id25" draw:id="id25" draw:layer="layout" svg:width="3.81cm" svg:height="0.89cm" svg:x="23.495cm" svg:y="17.128cm">
          <text:p text:style-name="P1"><text:span text:style-name="T1">map</text:span></text:p>
        </draw:rect>
        <draw:connector draw:style-name="gr3" draw:text-style-name="P3" draw:layer="layout" svg:x1="22.86cm" svg:y1="8.943cm" svg:x2="23.495cm" svg:y2="10.278cm" draw:start-shape="id18" draw:start-glue-point="2" draw:end-shape="id19" draw:end-glue-point="3" svg:d="M22860 8943v1335h635">
          <text:p/>
        </draw:connector>
        <draw:connector draw:style-name="gr3" draw:text-style-name="P3" draw:layer="layout" svg:x1="22.86cm" svg:y1="8.943cm" svg:x2="23.495cm" svg:y2="11.467cm" draw:start-shape="id18" draw:start-glue-point="2" draw:end-shape="id20" draw:end-glue-point="3" svg:d="M22860 8943v2524h635">
          <text:p/>
        </draw:connector>
        <draw:connector draw:style-name="gr3" draw:text-style-name="P3" draw:layer="layout" svg:x1="22.86cm" svg:y1="8.943cm" svg:x2="23.495cm" svg:y2="12.826cm" draw:start-shape="id18" draw:start-glue-point="2" draw:end-shape="id21" draw:end-glue-point="3" svg:d="M22860 8943v3883h635">
          <text:p/>
        </draw:connector>
        <draw:connector draw:style-name="gr3" draw:text-style-name="P3" draw:layer="layout" svg:x1="22.86cm" svg:y1="8.943cm" svg:x2="23.495cm" svg:y2="14.012cm" draw:start-shape="id18" draw:start-glue-point="2" draw:end-shape="id22" draw:end-glue-point="3" svg:d="M22860 8943v5069h635">
          <text:p/>
        </draw:connector>
        <draw:connector draw:style-name="gr3" draw:text-style-name="P3" draw:layer="layout" svg:x1="22.86cm" svg:y1="8.943cm" svg:x2="23.495cm" svg:y2="15.2cm" draw:start-shape="id18" draw:start-glue-point="2" draw:end-shape="id23" draw:end-glue-point="3" svg:d="M22860 8943v6257h635">
          <text:p/>
        </draw:connector>
        <draw:connector draw:style-name="gr3" draw:text-style-name="P3" draw:layer="layout" svg:x1="22.86cm" svg:y1="8.943cm" svg:x2="23.495cm" svg:y2="16.386cm" draw:start-shape="id18" draw:start-glue-point="2" draw:end-shape="id24" draw:end-glue-point="3" svg:d="M22860 8943v7443h635">
          <text:p/>
        </draw:connector>
        <draw:connector draw:style-name="gr3" draw:text-style-name="P3" draw:layer="layout" svg:x1="22.86cm" svg:y1="8.943cm" svg:x2="23.495cm" svg:y2="17.573cm" draw:start-shape="id18" draw:start-glue-point="2" draw:end-shape="id25" draw:end-glue-point="3" svg:d="M22860 8943v8630h635">
          <text:p/>
        </draw:connector>
        <draw:rect draw:style-name="gr1" draw:text-style-name="P2" xml:id="id27" draw:id="id27" draw:layer="layout" svg:width="5.398cm" svg:height="0.891cm" svg:x="16.828cm" svg:y="2.414cm">
          <text:p text:style-name="P1"><text:span text:style-name="T1">character</text:span></text:p>
        </draw:rect>
        <draw:rect draw:style-name="gr1" draw:text-style-name="P2" xml:id="id28" draw:id="id28" draw:layer="layout" svg:width="5.398cm" svg:height="0.89cm" svg:x="16.828cm" svg:y="3.603cm">
          <text:p text:style-name="P1"><text:span text:style-name="T1">newCharFormBlock1</text:span></text:p>
        </draw:rect>
        <draw:rect draw:style-name="gr1" draw:text-style-name="P2" xml:id="id29" draw:id="id29" draw:layer="layout" svg:width="5.398cm" svg:height="0.89cm" svg:x="16.828cm" svg:y="4.789cm">
          <text:p text:style-name="P1"><text:span text:style-name="T1">newCharFormBlock2</text:span></text:p>
        </draw:rect>
        <draw:connector draw:style-name="gr3" draw:text-style-name="P3" draw:layer="layout" svg:x1="16.193cm" svg:y1="1.82cm" svg:x2="16.828cm" svg:y2="2.859cm" draw:start-shape="id26" draw:start-glue-point="2" draw:end-shape="id27" draw:end-glue-point="3" svg:d="M16193 1820v1039h635">
          <text:p/>
        </draw:connector>
        <draw:connector draw:style-name="gr3" draw:text-style-name="P3" draw:layer="layout" svg:x1="16.193cm" svg:y1="1.82cm" svg:x2="16.828cm" svg:y2="4.048cm" draw:start-shape="id26" draw:start-glue-point="2" draw:end-shape="id28" draw:end-glue-point="3" svg:d="M16193 1820v2228h635">
          <text:p/>
        </draw:connector>
        <draw:connector draw:style-name="gr3" draw:text-style-name="P3" draw:layer="layout" svg:x1="16.193cm" svg:y1="1.82cm" svg:x2="16.828cm" svg:y2="5.234cm" draw:start-shape="id26" draw:end-shape="id29" draw:end-glue-point="3" svg:d="M16193 1820v3414h635">
          <text:p/>
        </draw:connector>
        <draw:rect draw:style-name="gr1" draw:text-style-name="P2" xml:id="id31" draw:id="id31" draw:layer="layout" svg:width="3.81cm" svg:height="0.889cm" svg:x="9.525cm" svg:y="1.587cm">
          <text:p text:style-name="P1"><text:span text:style-name="T1">batchView</text:span></text:p>
        </draw:rect>
        <draw:rect draw:style-name="gr1" draw:text-style-name="P2" xml:id="id32" draw:id="id32" draw:layer="layout" svg:width="3.81cm" svg:height="0.89cm" svg:x="9.525cm" svg:y="2.772cm">
          <text:p text:style-name="P1"><text:span text:style-name="T1">billMedicaid</text:span></text:p>
        </draw:rect>
        <draw:rect draw:style-name="gr1" draw:text-style-name="P2" xml:id="id33" draw:id="id33" draw:layer="layout" svg:width="3.81cm" svg:height="0.889cm" svg:x="9.525cm" svg:y="3.959cm">
          <text:p text:style-name="P1"><text:span text:style-name="T1">dbtables</text:span></text:p>
        </draw:rect>
        <draw:rect draw:style-name="gr1" draw:text-style-name="P2" xml:id="id34" draw:id="id34" draw:layer="layout" svg:width="3.81cm" svg:height="0.89cm" svg:x="9.525cm" svg:y="5.148cm">
          <text:p text:style-name="P1"><text:span text:style-name="T1">folderView</text:span></text:p>
        </draw:rect>
        <draw:rect draw:style-name="gr1" draw:text-style-name="P2" xml:id="id35" draw:id="id35" draw:layer="layout" svg:width="3.81cm" svg:height="0.89cm" svg:x="9.525cm" svg:y="6.333cm">
          <text:p text:style-name="P1"><text:span text:style-name="T1">home</text:span></text:p>
        </draw:rect>
        <draw:rect draw:style-name="gr1" draw:text-style-name="P2" xml:id="id36" draw:id="id36" draw:layer="layout" svg:width="3.81cm" svg:height="0.89cm" svg:x="9.525cm" svg:y="7.521cm">
          <text:p text:style-name="P1"><text:span text:style-name="T1">load277</text:span></text:p>
        </draw:rect>
        <draw:rect draw:style-name="gr1" draw:text-style-name="P2" xml:id="id37" draw:id="id37" draw:layer="layout" svg:width="3.81cm" svg:height="0.891cm" svg:x="9.525cm" svg:y="8.706cm">
          <text:p text:style-name="P1"><text:span text:style-name="T1">todo</text:span></text:p>
        </draw:rect>
        <draw:connector draw:style-name="gr3" draw:text-style-name="P3" draw:layer="layout" svg:x1="8.89cm" svg:y1="1.259cm" svg:x2="9.525cm" svg:y2="2.031cm" draw:start-shape="id30" draw:start-glue-point="2" draw:end-shape="id31" draw:end-glue-point="3" svg:d="M8890 1259v772h635">
          <text:p/>
        </draw:connector>
        <draw:connector draw:style-name="gr3" draw:text-style-name="P3" draw:layer="layout" svg:x1="8.89cm" svg:y1="1.259cm" svg:x2="9.525cm" svg:y2="3.217cm" draw:start-shape="id30" draw:start-glue-point="2" draw:end-shape="id32" draw:end-glue-point="3" svg:d="M8890 1259v1958h635">
          <text:p/>
        </draw:connector>
        <draw:connector draw:style-name="gr3" draw:text-style-name="P3" draw:layer="layout" svg:x1="8.89cm" svg:y1="1.259cm" svg:x2="9.525cm" svg:y2="4.403cm" draw:start-shape="id30" draw:start-glue-point="2" draw:end-shape="id33" draw:end-glue-point="3" svg:d="M8890 1259v3144h635">
          <text:p/>
        </draw:connector>
        <draw:connector draw:style-name="gr3" draw:text-style-name="P3" draw:layer="layout" svg:x1="8.89cm" svg:y1="1.259cm" svg:x2="9.525cm" svg:y2="5.593cm" draw:start-shape="id30" draw:start-glue-point="2" draw:end-shape="id34" draw:end-glue-point="3" svg:d="M8890 1259v4334h635">
          <text:p/>
        </draw:connector>
        <draw:connector draw:style-name="gr3" draw:text-style-name="P3" draw:layer="layout" svg:x1="8.89cm" svg:y1="1.259cm" svg:x2="9.525cm" svg:y2="6.778cm" draw:start-shape="id30" draw:start-glue-point="2" draw:end-shape="id35" draw:end-glue-point="3" svg:d="M8890 1259v5519h635">
          <text:p/>
        </draw:connector>
        <draw:connector draw:style-name="gr3" draw:text-style-name="P3" draw:layer="layout" svg:x1="8.89cm" svg:y1="1.259cm" svg:x2="9.525cm" svg:y2="7.966cm" draw:start-shape="id30" draw:start-glue-point="2" draw:end-shape="id36" draw:end-glue-point="3" svg:d="M8890 1259v6707h635">
          <text:p/>
        </draw:connector>
        <draw:connector draw:style-name="gr3" draw:text-style-name="P3" draw:layer="layout" svg:x1="8.89cm" svg:y1="1.259cm" svg:x2="9.525cm" svg:y2="9.151cm" draw:start-shape="id30" draw:start-glue-point="2" draw:end-shape="id37" draw:end-glue-point="3" svg:d="M8890 1259v7892h635">
          <text:p/>
        </draw:connector>
        <draw:rect draw:style-name="gr1" draw:text-style-name="P2" xml:id="id39" draw:id="id39" draw:layer="layout" svg:width="3.175cm" svg:height="0.89cm" svg:x="18.416cm" svg:y="9.831cm">
          <text:p text:style-name="P1"><text:span text:style-name="T1">accounts</text:span></text:p>
        </draw:rect>
        <draw:rect draw:style-name="gr1" draw:text-style-name="P2" xml:id="id40" draw:id="id40" draw:layer="layout" svg:width="3.175cm" svg:height="0.889cm" svg:x="18.416cm" svg:y="11.018cm">
          <text:p text:style-name="P1"><text:span text:style-name="T1">expenses</text:span></text:p>
        </draw:rect>
        <draw:rect draw:style-name="gr5" draw:text-style-name="P2" xml:id="id41" draw:id="id41" draw:layer="layout" svg:width="3.175cm" svg:height="0.89cm" svg:x="18.416cm" svg:y="12.204cm">
          <text:p text:style-name="P1"><text:span text:style-name="T1">lampSetup</text:span></text:p>
        </draw:rect>
        <draw:rect draw:style-name="gr1" draw:text-style-name="P2" xml:id="id42" draw:id="id42" draw:layer="layout" svg:width="3.175cm" svg:height="0.891cm" svg:x="18.416cm" svg:y="13.391cm">
          <text:p text:style-name="P1"><text:span text:style-name="T1">ledger</text:span></text:p>
        </draw:rect>
        <draw:rect draw:style-name="gr1" draw:text-style-name="P2" xml:id="id43" draw:id="id43" draw:layer="layout" svg:width="3.175cm" svg:height="0.89cm" svg:x="18.416cm" svg:y="14.578cm">
          <text:p text:style-name="P1"><text:span text:style-name="T1">splash</text:span></text:p>
        </draw:rect>
        <draw:rect draw:style-name="gr1" draw:text-style-name="P2" xml:id="id44" draw:id="id44" draw:layer="layout" svg:width="3.175cm" svg:height="0.889cm" svg:x="18.416cm" svg:y="15.766cm">
          <text:p text:style-name="P1"><text:span text:style-name="T1">stage</text:span></text:p>
        </draw:rect>
        <draw:rect draw:style-name="gr1" draw:text-style-name="P2" xml:id="id45" draw:id="id45" draw:layer="layout" svg:width="3.175cm" svg:height="0.889cm" svg:x="18.416cm" svg:y="16.953cm">
          <text:p text:style-name="P1"><text:span text:style-name="T1">trader</text:span></text:p>
        </draw:rect>
        <draw:rect draw:style-name="gr1" draw:text-style-name="P2" xml:id="id46" draw:id="id46" draw:layer="layout" svg:width="3.175cm" svg:height="0.889cm" svg:x="18.416cm" svg:y="18.139cm">
          <text:p text:style-name="P1"><text:span text:style-name="T1">webgl</text:span></text:p>
        </draw:rect>
        <draw:rect draw:style-name="gr1" draw:text-style-name="P2" xml:id="id47" draw:id="id47" draw:layer="layout" svg:width="3.175cm" svg:height="0.89cm" svg:x="18.416cm" svg:y="19.325cm">
          <text:p text:style-name="P1"><text:span text:style-name="T1">worker</text:span></text:p>
        </draw:rect>
        <draw:connector draw:style-name="gr3" draw:text-style-name="P3" draw:layer="layout" svg:x1="17.78cm" svg:y1="9.144cm" svg:x2="18.416cm" svg:y2="10.276cm" draw:start-shape="id38" draw:start-glue-point="2" draw:end-shape="id39" draw:end-glue-point="3" svg:d="M17780 9144v1132h636">
          <text:p/>
        </draw:connector>
        <draw:connector draw:style-name="gr3" draw:text-style-name="P3" draw:layer="layout" svg:x1="17.78cm" svg:y1="9.144cm" svg:x2="18.416cm" svg:y2="11.462cm" draw:start-shape="id38" draw:start-glue-point="2" draw:end-shape="id40" draw:end-glue-point="3" svg:d="M17780 9144v2318h636">
          <text:p/>
        </draw:connector>
        <draw:connector draw:style-name="gr3" draw:text-style-name="P3" draw:layer="layout" svg:x1="17.78cm" svg:y1="9.144cm" svg:x2="18.416cm" svg:y2="12.649cm" draw:start-shape="id38" draw:start-glue-point="2" draw:end-shape="id41" draw:end-glue-point="3" svg:d="M17780 9144v3505h636">
          <text:p/>
        </draw:connector>
        <draw:connector draw:style-name="gr3" draw:text-style-name="P3" draw:layer="layout" svg:x1="17.78cm" svg:y1="9.144cm" svg:x2="18.416cm" svg:y2="13.836cm" draw:start-shape="id38" draw:start-glue-point="2" draw:end-shape="id42" draw:end-glue-point="3" svg:d="M17780 9144v4692h636">
          <text:p/>
        </draw:connector>
        <draw:connector draw:style-name="gr3" draw:text-style-name="P3" draw:layer="layout" svg:x1="17.78cm" svg:y1="9.144cm" svg:x2="18.416cm" svg:y2="15.023cm" draw:start-shape="id38" draw:start-glue-point="2" draw:end-shape="id43" draw:end-glue-point="3" svg:d="M17780 9144v5879h636">
          <text:p/>
        </draw:connector>
        <draw:connector draw:style-name="gr3" draw:text-style-name="P3" draw:layer="layout" svg:x1="17.78cm" svg:y1="9.144cm" svg:x2="18.416cm" svg:y2="16.21cm" draw:start-shape="id38" draw:start-glue-point="2" draw:end-shape="id44" draw:end-glue-point="3" svg:d="M17780 9144v7066h636">
          <text:p/>
        </draw:connector>
        <draw:connector draw:style-name="gr3" draw:text-style-name="P3" draw:layer="layout" svg:x1="17.78cm" svg:y1="9.144cm" svg:x2="18.416cm" svg:y2="17.397cm" draw:start-shape="id38" draw:start-glue-point="2" draw:end-shape="id45" draw:end-glue-point="3" svg:d="M17780 9144v8253h636">
          <text:p/>
        </draw:connector>
        <draw:connector draw:style-name="gr3" draw:text-style-name="P3" draw:layer="layout" svg:x1="17.78cm" svg:y1="9.144cm" svg:x2="18.416cm" svg:y2="18.583cm" draw:start-shape="id38" draw:start-glue-point="2" draw:end-shape="id46" draw:end-glue-point="3" svg:d="M17780 9144v9439h636">
          <text:p/>
        </draw:connector>
        <draw:connector draw:style-name="gr3" draw:text-style-name="P3" draw:layer="layout" svg:x1="17.78cm" svg:y1="9.144cm" svg:x2="18.416cm" svg:y2="19.77cm" draw:start-shape="id38" draw:start-glue-point="2" draw:end-shape="id47" draw:end-glue-point="3" svg:d="M17780 9144v10626h636">
          <text:p/>
        </draw:connector>
        <draw:rect draw:style-name="gr1" draw:text-style-name="P2" xml:id="id49" draw:id="id49" draw:layer="layout" svg:width="3.81cm" svg:height="0.891cm" svg:x="13.018cm" svg:y="14.035cm">
          <text:p text:style-name="P1"><text:span text:style-name="T1">accounts</text:span></text:p>
        </draw:rect>
        <draw:rect draw:style-name="gr1" draw:text-style-name="P2" xml:id="id50" draw:id="id50" draw:layer="layout" svg:width="3.81cm" svg:height="0.89cm" svg:x="13.018cm" svg:y="15.223cm">
          <text:p text:style-name="P1"><text:span text:style-name="T1">exchanges</text:span></text:p>
        </draw:rect>
        <draw:rect draw:style-name="gr1" draw:text-style-name="P2" xml:id="id51" draw:id="id51" draw:layer="layout" svg:width="3.81cm" svg:height="0.89cm" svg:x="13.018cm" svg:y="16.41cm">
          <text:p text:style-name="P1"><text:span text:style-name="T1">regression</text:span></text:p>
        </draw:rect>
        <draw:rect draw:style-name="gr1" draw:text-style-name="P2" xml:id="id52" draw:id="id52" draw:layer="layout" svg:width="3.81cm" svg:height="0.89cm" svg:x="13.018cm" svg:y="17.596cm">
          <text:p text:style-name="P1"><text:span text:style-name="T1">trades</text:span></text:p>
        </draw:rect>
        <draw:rect draw:style-name="gr1" draw:text-style-name="P2" xml:id="id53" draw:id="id53" draw:layer="layout" svg:width="3.81cm" svg:height="0.89cm" svg:x="13.018cm" svg:y="18.783cm">
          <text:p text:style-name="P1"><text:span text:style-name="T1">viewHistory</text:span></text:p>
        </draw:rect>
        <draw:rect draw:style-name="gr1" draw:text-style-name="P2" xml:id="id48" draw:id="id48" draw:layer="layout" svg:width="3.81cm" svg:height="0.889cm" svg:x="10.16cm" svg:y="12.7cm">
          <text:p text:style-name="P1"><text:span text:style-name="T1">slides/trader</text:span></text:p>
        </draw:rect>
        <draw:connector draw:style-name="gr3" draw:text-style-name="P3" draw:layer="layout" svg:x1="12.065cm" svg:y1="13.589cm" svg:x2="13.018cm" svg:y2="14.48cm" draw:start-shape="id48" draw:start-glue-point="2" draw:end-shape="id49" draw:end-glue-point="3" svg:d="M12065 13589v891h953">
          <text:p/>
        </draw:connector>
        <draw:connector draw:style-name="gr3" draw:text-style-name="P3" draw:layer="layout" svg:x1="12.065cm" svg:y1="13.589cm" svg:x2="13.018cm" svg:y2="15.668cm" draw:start-shape="id48" draw:start-glue-point="2" draw:end-shape="id50" draw:end-glue-point="3" svg:d="M12065 13589v2079h953">
          <text:p/>
        </draw:connector>
        <draw:connector draw:style-name="gr3" draw:text-style-name="P3" draw:layer="layout" svg:x1="12.065cm" svg:y1="13.589cm" svg:x2="13.018cm" svg:y2="16.855cm" draw:start-shape="id48" draw:start-glue-point="2" draw:end-shape="id51" draw:end-glue-point="3" svg:d="M12065 13589v3266h953">
          <text:p/>
        </draw:connector>
        <draw:connector draw:style-name="gr3" draw:text-style-name="P3" draw:layer="layout" svg:x1="12.065cm" svg:y1="13.589cm" svg:x2="13.018cm" svg:y2="18.041cm" draw:start-shape="id48" draw:start-glue-point="2" draw:end-shape="id52" draw:end-glue-point="3" svg:d="M12065 13589v4452h953">
          <text:p/>
        </draw:connector>
        <draw:connector draw:style-name="gr3" draw:text-style-name="P3" draw:layer="layout" svg:x1="12.065cm" svg:y1="13.589cm" svg:x2="13.018cm" svg:y2="19.228cm" draw:start-shape="id48" draw:start-glue-point="2" draw:end-shape="id53" draw:end-glue-point="3" svg:d="M12065 13589v5639h953">
          <text:p/>
        </draw:connecto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rect draw:style-name="gr1" draw:text-style-name="P2" draw:layer="layout" svg:width="4.128cm" svg:height="0.952cm" svg:x="1.587cm" svg:y="1.587cm">
          <text:p text:style-name="P1"><text:span text:style-name="T1">accounts_model</text:span></text:p>
        </draw:rect>
        <draw:rect draw:style-name="gr1" draw:text-style-name="P2" draw:layer="layout" svg:width="4.128cm" svg:height="0.952cm" svg:x="1.587cm" svg:y="2.857cm">
          <text:p text:style-name="P1"><text:span text:style-name="T1">character_model</text:span></text:p>
        </draw:rect>
        <draw:rect draw:style-name="gr1" draw:text-style-name="P2" draw:layer="layout" svg:width="4.128cm" svg:height="0.952cm" svg:x="1.587cm" svg:y="4.127cm">
          <text:p text:style-name="P1"><text:span text:style-name="T1">denialmangement</text:span></text:p>
        </draw:rect>
        <draw:rect draw:style-name="gr1" draw:text-style-name="P2" draw:layer="layout" svg:width="4.128cm" svg:height="0.952cm" svg:x="1.587cm" svg:y="5.397cm">
          <text:p text:style-name="P1"><text:span text:style-name="T1">dentrix</text:span></text:p>
        </draw:rect>
        <draw:rect draw:style-name="gr6" draw:text-style-name="P2" draw:layer="layout" svg:width="4.128cm" svg:height="0.952cm" svg:x="1.587cm" svg:y="6.668cm">
          <text:p text:style-name="P1"><text:span text:style-name="T1">exchange</text:span></text:p>
        </draw:rect>
        <draw:rect draw:style-name="gr1" draw:text-style-name="P2" draw:layer="layout" svg:width="4.128cm" svg:height="0.952cm" svg:x="1.587cm" svg:y="7.938cm">
          <text:p text:style-name="P1"><text:span text:style-name="T1">expense_model</text:span></text:p>
        </draw:rect>
        <draw:rect draw:style-name="gr1" draw:text-style-name="P2" draw:layer="layout" svg:width="4.128cm" svg:height="0.952cm" svg:x="1.587cm" svg:y="9.208cm">
          <text:p text:style-name="P1"><text:span text:style-name="T1">ledgerModel</text:span></text:p>
        </draw:rect>
        <draw:rect draw:style-name="gr1" draw:text-style-name="P2" draw:layer="layout" svg:width="4.128cm" svg:height="0.952cm" svg:x="1.587cm" svg:y="10.477cm">
          <text:p text:style-name="P1"><text:span text:style-name="T1">local</text:span></text:p>
        </draw:rect>
        <draw:custom-shape draw:style-name="gr7" draw:text-style-name="P3" xml:id="id54" draw:id="id54" draw:layer="layout" svg:width="2.857cm" svg:height="1.905cm" svg:x="16.192cm" svg:y="0.952cm">
          <text:p text:style-name="P3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1" draw:text-style-name="P2" xml:id="id55" draw:id="id55" draw:layer="layout" svg:width="4.128cm" svg:height="0.952cm" svg:x="19.367cm" svg:y="4.445cm">
          <text:p text:style-name="P1"><text:span text:style-name="T1">default</text:span></text:p>
        </draw:rect>
        <draw:rect draw:style-name="gr6" draw:text-style-name="P2" xml:id="id56" draw:id="id56" draw:layer="layout" svg:width="4.128cm" svg:height="0.952cm" svg:x="19.367cm" svg:y="5.715cm">
          <text:p text:style-name="P1"><text:span text:style-name="T1">local</text:span></text:p>
        </draw:rect>
        <draw:rect draw:style-name="gr1" draw:text-style-name="P2" xml:id="id58" draw:id="id58" draw:layer="layout" svg:width="4.128cm" svg:height="0.952cm" svg:x="19.367cm" svg:y="8.255cm">
          <text:p text:style-name="P1"><text:span text:style-name="T1">dentrix</text:span></text:p>
        </draw:rect>
        <draw:rect draw:style-name="gr1" draw:text-style-name="P2" xml:id="id59" draw:id="id59" draw:layer="layout" svg:width="4.128cm" svg:height="0.952cm" svg:x="19.367cm" svg:y="9.525cm">
          <text:p text:style-name="P1"><text:span text:style-name="T1">dw</text:span></text:p>
        </draw:rect>
        <draw:rect draw:style-name="gr1" draw:text-style-name="P2" xml:id="id60" draw:id="id60" draw:layer="layout" svg:width="4.128cm" svg:height="0.952cm" svg:x="19.367cm" svg:y="10.795cm">
          <text:p text:style-name="P1"><text:span text:style-name="T1">denial</text:span></text:p>
        </draw:rect>
        <draw:rect draw:style-name="gr6" draw:text-style-name="P2" xml:id="id57" draw:id="id57" draw:layer="layout" svg:width="4.128cm" svg:height="0.952cm" svg:x="19.367cm" svg:y="6.985cm">
          <text:p text:style-name="P1"><text:span text:style-name="T1">trader</text:span></text:p>
        </draw:rect>
        <draw:connector draw:style-name="gr3" draw:text-style-name="P3" draw:layer="layout" svg:x1="17.621cm" svg:y1="2.857cm" svg:x2="19.367cm" svg:y2="4.921cm" draw:start-shape="id54" draw:start-glue-point="7" draw:end-shape="id55" draw:end-glue-point="3" svg:d="M17621 2857v2064h1746">
          <text:p/>
        </draw:connector>
        <draw:connector draw:style-name="gr3" draw:text-style-name="P3" draw:layer="layout" svg:x1="17.621cm" svg:y1="2.857cm" svg:x2="19.367cm" svg:y2="6.191cm" draw:start-shape="id54" draw:start-glue-point="7" draw:end-shape="id56" draw:end-glue-point="3" svg:d="M17621 2857v3334h1746">
          <text:p/>
        </draw:connector>
        <draw:connector draw:style-name="gr3" draw:text-style-name="P3" draw:layer="layout" svg:x1="17.621cm" svg:y1="2.857cm" svg:x2="19.367cm" svg:y2="7.461cm" draw:start-shape="id54" draw:start-glue-point="7" draw:end-shape="id57" draw:end-glue-point="3" svg:d="M17621 2857v4604h1746">
          <text:p/>
        </draw:connector>
        <draw:connector draw:style-name="gr3" draw:text-style-name="P3" draw:layer="layout" svg:x1="17.621cm" svg:y1="2.857cm" svg:x2="19.367cm" svg:y2="8.731cm" draw:start-shape="id54" draw:start-glue-point="7" draw:end-shape="id58" draw:end-glue-point="3" svg:d="M17621 2857v5874h1746">
          <text:p/>
        </draw:connector>
        <draw:connector draw:style-name="gr3" draw:text-style-name="P3" draw:layer="layout" svg:x1="17.621cm" svg:y1="2.857cm" svg:x2="19.367cm" svg:y2="10.001cm" draw:start-shape="id54" draw:start-glue-point="7" draw:end-shape="id59" draw:end-glue-point="3" svg:d="M17621 2857v7144h1746">
          <text:p/>
        </draw:connector>
        <draw:connector draw:style-name="gr3" draw:text-style-name="P3" draw:layer="layout" svg:x1="17.621cm" svg:y1="2.857cm" svg:x2="19.367cm" svg:y2="11.271cm" draw:start-shape="id54" draw:start-glue-point="7" draw:end-shape="id60" draw:end-glue-point="3" svg:d="M17621 2857v8414h1746">
          <text:p/>
        </draw:connector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mes </meta:initial-creator>
    <meta:creation-date>2015-01-06T12:51:47.15</meta:creation-date>
    <dc:date>2015-01-15T15:02:18.05</dc:date>
    <dc:creator>james </dc:creator>
    <meta:editing-duration>PT3H32M29S</meta:editing-duration>
    <meta:editing-cycles>7</meta:editing-cycles>
    <meta:generator>OpenOffice/4.1.1$Win32 OpenOffice.org_project/411m6$Build-9775</meta:generator>
    <meta:document-statistic meta:object-count="163"/>
  </office:meta>
</office:document-meta>
</file>